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0bac" officeooo:paragraph-rsid="000e0bac"/>
    </style:style>
    <style:style style:name="P2" style:family="paragraph" style:parent-style-name="Standard">
      <style:text-properties fo:font-weight="normal" officeooo:rsid="000fd1b2" officeooo:paragraph-rsid="000fd1b2" style:font-weight-asian="normal" style:font-weight-complex="normal"/>
    </style:style>
    <style:style style:name="P3" style:family="paragraph" style:parent-style-name="Standard">
      <style:text-properties fo:font-weight="normal" officeooo:rsid="00107ee9" officeooo:paragraph-rsid="00107ee9" style:font-weight-asian="normal" style:font-weight-complex="normal"/>
    </style:style>
    <style:style style:name="P4" style:family="paragraph" style:parent-style-name="Standard">
      <style:text-properties fo:font-weight="normal" officeooo:rsid="00118fdb" officeooo:paragraph-rsid="00118fdb" style:font-weight-asian="normal" style:font-weight-complex="normal"/>
    </style:style>
    <style:style style:name="P5" style:family="paragraph" style:parent-style-name="Standard">
      <style:text-properties fo:font-weight="normal" officeooo:rsid="001617fb" officeooo:paragraph-rsid="001617fb" style:font-weight-asian="normal" style:font-weight-complex="normal"/>
    </style:style>
    <style:style style:name="P6" style:family="paragraph" style:parent-style-name="Standard">
      <style:text-properties fo:font-weight="bold" officeooo:rsid="00107ee9" officeooo:paragraph-rsid="00107ee9" style:font-weight-asian="bold" style:font-weight-complex="bold"/>
    </style:style>
    <style:style style:name="P7" style:family="paragraph" style:parent-style-name="Standard">
      <style:text-properties fo:font-weight="bold" officeooo:rsid="0017ea66" officeooo:paragraph-rsid="0017ea66" style:font-weight-asian="bold" style:font-weight-complex="bold"/>
    </style:style>
    <style:style style:name="P8" style:family="paragraph" style:parent-style-name="Standard">
      <style:text-properties fo:font-style="italic" fo:font-weight="bold" officeooo:rsid="00195983" officeooo:paragraph-rsid="00195983" style:font-style-asian="italic" style:font-weight-asian="bold" style:font-style-complex="italic" style:font-weight-complex="bold"/>
    </style:style>
    <style:style style:name="P9" style:family="paragraph" style:parent-style-name="Standard">
      <style:text-properties fo:font-style="normal" fo:font-weight="normal" officeooo:rsid="00195983" officeooo:paragraph-rsid="00195983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07ee9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44354"/>
    </style:style>
    <style:style style:name="T5" style:family="text">
      <style:text-properties officeooo:rsid="0017c9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еминары по предмету «<text:span text:style-name="T1">Компьютерные технологии</text:span>»</text:p>
      <text:p text:style-name="P1">Пре<text:span text:style-name="T2">п</text:span>одаватель <text:span text:style-name="T1">Муратов Максим Викторович</text:span></text:p>
      <text:p text:style-name="P6">Команда —<text:span text:style-name="T3"> это </text:span>программа</text:p>
      <text:p text:style-name="P3">pwd<text:tab/><text:tab/><text:tab/>текущий путь</text:p>
      <text:p text:style-name="P2">cd ~/<text:tab/><text:tab/><text:tab/>в корневик</text:p>
      <text:p text:style-name="P3">ls /<text:tab/><text:tab/><text:tab/>список файлов в корневом каталоге</text:p>
      <text:p text:style-name="P3">../<text:tab/><text:tab/><text:tab/>директория на уровень выше</text:p>
      <text:p text:style-name="P4">cat &gt; (&lt;)<text:tab/><text:tab/>работа с потоком <text:span text:style-name="T4">(в т.ч. из консоли)</text:span></text:p>
      <text:p text:style-name="P5">chmod<text:tab/><text:tab/><text:tab/><text:span text:style-name="T5">изменение прав доступа</text:span></text:p>
      <text:p text:style-name="P7">Системный вызов —<text:span text:style-name="T3"> функция, обращающаяся непосредственно к ядру ОС</text:span></text:p>
      <text:p text:style-name="P8"><text:a xlink:type="simple" xlink:href="mailto:max.muratov@gmail.com" text:style-name="Internet_20_link" text:visited-style-name="Visited_20_Internet_20_Link">max.muratov@gmail.com</text:a></text:p>
      <text:p text:style-name="P9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7T12:57:15.454558874</meta:creation-date>
    <dc:date>2017-09-07T15:09:44.104814582</dc:date>
    <meta:editing-duration>PT1H31M53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1" meta:paragraph-count="11" meta:word-count="54" meta:character-count="379" meta:non-whitespace-character-count="323"/>
  </office:meta>
</office:document-meta>
</file>